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settings.xml" manifest:media-type="text/xml"/>
  <manifest:file-entry manifest:full-path="Object 2/Pictures/10000000000001230000019E07C377E9.png" manifest:media-type="image/png"/>
  <manifest:file-entry manifest:full-path="Object 2/" manifest:version="1.2" manifest:media-type="application/vnd.oasis.opendocument.graphics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Pictures/10000000000004B0000002585BC49250.png" manifest:media-type="image/png"/>
  <manifest:file-entry manifest:full-path="Object 1/styles.xml" manifest:media-type="text/xml"/>
  <manifest:file-entry manifest:full-path="Object 1/" manifest:version="1.2" manifest:media-type="application/vnd.oasis.opendocument.graphics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05c0b7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08c38a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style:font-name-asian="OLIVEOIL" style:font-size-asian="12pt" style:font-weight-asian="bold" style:font-name-complex="OLIVEOIL" style:font-size-complex="12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05c0b7" style:font-name-asian="OzHandicraft BT" style:font-size-asian="16pt" style:font-name-complex="OzHandicraft BT" style:font-size-complex="16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08c38a" style:font-name-asian="OzHandicraft BT" style:font-size-asian="16pt" style:font-name-complex="OzHandicraft BT" style:font-size-complex="16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094dbd" officeooo:paragraph-rsid="00094dbd" style:font-name-asian="OzHandicraft BT" style:font-size-asian="16pt" style:font-name-complex="OzHandicraft BT" style:font-size-complex="16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0add9f" officeooo:paragraph-rsid="000add9f" style:font-name-asian="OzHandicraft BT" style:font-size-asian="16pt" style:font-name-complex="OzHandicraft BT" style:font-size-complex="16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8c38a" style:font-name-asian="OzHandicraft BT" style:font-size-asian="14pt" style:font-name-complex="OzHandicraft BT" style:font-size-complex="14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23414f" style:font-name-asian="OzHandicraft BT" style:font-size-asian="14pt" style:font-name-complex="OzHandicraft BT" style:font-size-complex="14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27b921" style:font-name-asian="OzHandicraft BT" style:font-size-asian="14pt" style:font-name-complex="OzHandicraft BT" style:font-size-complex="14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39da1f" style:font-name-asian="OzHandicraft BT" style:font-size-asian="14pt" style:font-name-complex="OzHandicraft BT" style:font-size-complex="14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40f62b" style:font-name-asian="OzHandicraft BT" style:font-size-asian="14pt" style:font-name-complex="OzHandicraft BT" style:font-size-complex="14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485ffd" style:font-name-asian="OzHandicraft BT" style:font-size-asian="14pt" style:font-name-complex="OzHandicraft BT" style:font-size-complex="14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rsid="00321b27" officeooo:paragraph-rsid="0040f62b" style:font-name-asian="OzHandicraft BT" style:font-size-asian="14pt" style:font-name-complex="OzHandicraft BT" style:font-size-complex="14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5.08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1.27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22" style:family="paragraph" style:parent-style-name="Standard" style:master-page-name="Page_20_Style_20_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fo:color="#000000" style:font-name="OLIVEOIL" fo:font-size="12pt" style:font-name-asian="OLIVEOIL" style:font-size-asian="12pt" style:font-name-complex="OLIVEOIL" style:font-size-complex="12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2.54cm" style:auto-text-indent="false"/>
      <style:text-properties fo:color="#000000" style:font-name="OzHandicraft BT" fo:font-size="16pt" officeooo:paragraph-rsid="00661f22" style:font-name-asian="OzHandicraft BT" style:font-size-asian="16pt" style:font-name-complex="OzHandicraft BT" style:font-size-complex="16pt"/>
    </style:style>
    <style:style style:name="P25" style:family="paragraph">
      <loext:graphic-properties draw:fill-color="#ff3333"/>
      <style:paragraph-properties fo:text-align="center"/>
      <style:text-properties fo:font-size="12pt"/>
    </style:style>
    <style:style style:name="P26" style:family="paragraph">
      <style:paragraph-properties fo:text-align="center"/>
    </style:style>
    <style:style style:name="T1" style:family="text">
      <style:text-properties fo:color="#000000" style:font-name="OLIVEOIL" fo:font-size="12pt" style:font-name-asian="OLIVEOIL" style:font-size-asian="12pt" style:font-name-complex="OLIVEOIL" style:font-size-complex="12pt"/>
    </style:style>
    <style:style style:name="T2" style:family="text">
      <style:text-properties fo:color="#000000" style:font-name="OLIVEOIL" fo:font-size="16pt" style:font-name-asian="OLIVEOIL" style:font-size-asian="16pt" style:font-name-complex="OLIVEOIL" style:font-size-complex="16pt"/>
    </style:style>
    <style:style style:name="T3" style:family="text">
      <style:text-properties fo:color="#000000" style:font-name="OLIVEOIL" fo:font-size="14pt" style:font-name-asian="OLIVEOIL" style:font-size-asian="14pt" style:font-name-complex="OLIVEOIL" style:font-size-complex="14pt"/>
    </style:style>
    <style:style style:name="T4" style:family="text"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T5" style:family="text">
      <style:text-properties fo:color="#000000" style:font-name="OzHandicraft BT" fo:font-size="16pt" officeooo:rsid="00094dbd" style:font-name-asian="OzHandicraft BT" style:font-size-asian="16pt" style:font-name-complex="OzHandicraft BT" style:font-size-complex="16pt"/>
    </style:style>
    <style:style style:name="T6" style:family="text">
      <style:text-properties fo:color="#000000" style:font-name="OzHandicraft BT" fo:font-size="16pt" style:text-underline-style="solid" style:text-underline-width="auto" style:text-underline-color="font-color" style:font-name-asian="OzHandicraft BT" style:font-size-asian="16pt" style:font-name-complex="OzHandicraft BT" style:font-size-complex="16pt"/>
    </style:style>
    <style:style style:name="T7" style:family="text"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T8" style:family="text">
      <style:text-properties fo:color="#000000" style:font-name="Palatino Linotype" fo:font-size="16pt" style:font-name-asian="Palatino Linotype" style:font-size-asian="16pt" style:font-name-complex="Palatino Linotype" style:font-size-complex="16pt"/>
    </style:style>
    <style:style style:name="T9" style:family="text">
      <style:text-properties fo:color="#000000" style:font-name="Palatino Linotype" fo:font-size="16pt" officeooo:rsid="0008c38a" style:font-name-asian="Palatino Linotype" style:font-size-asian="16pt" style:font-name-complex="Palatino Linotype" style:font-size-complex="16pt"/>
    </style:style>
    <style:style style:name="T10" style:family="text">
      <style:text-properties officeooo:rsid="00094dbd"/>
    </style:style>
    <style:style style:name="T11" style:family="text">
      <style:text-properties style:font-name="Nimbus Sans L" fo:font-size="16pt" officeooo:rsid="00094dbd" style:font-size-asian="14pt" style:font-size-complex="16pt"/>
    </style:style>
    <style:style style:name="T12" style:family="text">
      <style:text-properties officeooo:rsid="000bb177"/>
    </style:style>
    <style:style style:name="T13" style:family="text">
      <style:text-properties officeooo:rsid="0011652f"/>
    </style:style>
    <style:style style:name="T14" style:family="text">
      <style:text-properties officeooo:rsid="002904f9"/>
    </style:style>
    <style:style style:name="T15" style:family="text">
      <style:text-properties officeooo:rsid="002c0ac0"/>
    </style:style>
    <style:style style:name="T16" style:family="text">
      <style:text-properties officeooo:rsid="0037986e"/>
    </style:style>
    <style:style style:name="T17" style:family="text">
      <style:text-properties officeooo:rsid="0039da1f"/>
    </style:style>
    <style:style style:name="T18" style:family="text">
      <style:text-properties officeooo:rsid="00485ffd"/>
    </style:style>
    <style:style style:name="T19" style:family="text">
      <style:text-properties officeooo:rsid="00513e19"/>
    </style:style>
    <style:style style:name="T20" style:family="text">
      <style:text-properties officeooo:rsid="0053d558"/>
    </style:style>
    <style:style style:name="T21" style:family="text">
      <style:text-properties officeooo:rsid="0054e0ec"/>
    </style:style>
    <style:style style:name="T22" style:family="text">
      <style:text-properties officeooo:rsid="0057f616"/>
    </style:style>
    <style:style style:name="T23" style:family="text">
      <style:text-properties officeooo:rsid="0059c790"/>
    </style:style>
    <style:style style:name="T24" style:family="text">
      <style:text-properties officeooo:rsid="005b3a11"/>
    </style:style>
    <style:style style:name="T25" style:family="text">
      <style:text-properties officeooo:rsid="005b784e"/>
    </style:style>
    <style:style style:name="T26" style:family="text">
      <style:text-properties officeooo:rsid="005d5d77"/>
    </style:style>
    <style:style style:name="T27" style:family="text">
      <style:text-properties officeooo:rsid="005eb313"/>
    </style:style>
    <style:style style:name="T28" style:family="text">
      <style:text-properties officeooo:rsid="0063cd6d"/>
    </style:style>
    <style:style style:name="T29" style:family="text">
      <style:text-properties officeooo:rsid="00657f53"/>
    </style:style>
    <style:style style:name="T30" style:family="text">
      <style:text-properties officeooo:rsid="00661f22"/>
    </style:style>
    <style:style style:name="fr1" style:family="graphic" style:parent-style-name="GraphicFrame_5f_0">
      <style:graphic-properties style:vertical-pos="from-top" style:vertical-rel="page" style:horizontal-pos="from-left" style:horizontal-rel="page-content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GraphicFrame_5f_1">
      <style:graphic-properties style:vertical-pos="from-top" style:vertical-rel="page" style:horizontal-pos="from-left" style:horizontal-rel="page-end-margin" draw:ole-draw-aspect="1"/>
    </style:style>
    <style:style style:name="gr1" style:family="graphic">
      <style:graphic-properties draw:fill-color="#ff3333" draw:textarea-vertical-align="middle" draw:auto-grow-height="false" fo:min-height="0.178cm" fo:min-width="0.2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draw:frame draw:style-name="fr1" draw:name="Object0" text:anchor-type="paragraph" svg:x="6.35cm" svg:y="0.953cm" svg:width="6.108cm" svg:height="3.357cm" draw:z-index="0"><draw:object xlink:href="./Object 1" xlink:type="simple" xlink:show="embed" xlink:actuate="onLoad"/><draw:image xlink:href="./ObjectReplacements/Object 1" xlink:type="simple" xlink:show="embed" xlink:actuate="onLoad"/></draw:frame><text:tab/><text:tab/><text:tab/><text:tab/><text:tab/></text:p>
      <text:p text:style-name="P4"/>
      <text:p text:style-name="P4"/>
      <text:p text:style-name="P4"/>
      <text:p text:style-name="P4"/>
      <text:p text:style-name="P20"/>
      <text:p text:style-name="P4"/>
      <text:p text:style-name="P4"/>
      <text:p text:style-name="P6"/>
      <text:p text:style-name="P7"><draw:frame draw:style-name="fr3" draw:name="Object1" text:anchor-type="paragraph" svg:x="-7.696cm" svg:y="6.454cm" svg:width="6.279cm" svg:height="11.294cm" draw:z-index="1"><draw:object xlink:href="./Object 2" xlink:type="simple" xlink:show="embed" xlink:actuate="onLoad"/><draw:image xlink:href="./ObjectReplacements/Object 2" xlink:type="simple" xlink:show="embed" xlink:actuate="onLoad"/></draw:frame>Beer Name: <text:s text:c="4"/><text:span text:style-name="T10">Walnut Brown Ale</text:span> <text:s text:c="63"/></text:p>
      <text:p text:style-name="P9">Brew Date: <text:s text:c="4"/><text:span text:style-name="T22">Nov 4 ‘20</text:span> <text:s text:c="60"/></text:p>
      <text:p text:style-name="P3"><text:span text:style-name="T4">Batch Size:</text:span><text:span text:style-name="T8"> 10 </text:span><text:span text:style-name="T9">gal</text:span><text:span text:style-name="T4"><text:tab/><text:tab/><text:tab/></text:span></text:p>
      <text:p text:style-name="P1"><text:span text:style-name="T4">Target OG/◦P: <text:s text:c="4"/></text:span><text:span text:style-name="T5">1</text:span><text:span text:style-name="T4">.</text:span><text:span text:style-name="T5">067</text:span><text:span text:style-name="T2"><text:tab/> <text:s text:c="15"/><text:tab/><text:tab/><text:tab/><text:tab/></text:span><text:span text:style-name="T1"> <text:s/></text:span></text:p>
      <text:p text:style-name="P1"><draw:line text:anchor-type="paragraph" draw:z-index="3" draw:style-name="gr2" draw:text-style-name="P26" svg:x1="1.543cm" svg:y1="0.624cm" svg:x2="1.622cm" svg:y2="6.577cm"><text:p/></draw:line><draw:line text:anchor-type="paragraph" draw:z-index="5" draw:style-name="gr2" draw:text-style-name="P26" svg:x1="3.29cm" svg:y1="0.462cm" svg:x2="3.369cm" svg:y2="6.415cm"><text:p/></draw:line><text:span text:style-name="T6">Amnt lb/kg <text:s/>Ingredient <text:s text:c="12"/></text:span><text:span text:style-name="T4"><text:s text:c="2"/></text:span></text:p>
      <text:p text:style-name="P10">16 <text:s text:c="6"/># <text:s text:c="5"/>Pale</text:p>
      <text:p text:style-name="P11">8 <text:s text:c="8"/># <text:s text:c="6"/>Bisquit</text:p>
      <text:p text:style-name="P10"><draw:custom-shape text:anchor-type="paragraph" draw:z-index="2" draw:style-name="gr1" draw:text-style-name="P25" svg:width="0.586cm" svg:height="0.532cm" svg:x="16.254cm" svg:y="0.467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1.5 <text:s text:c="6"/># <text:s text:c="4"/>Crystal 60-80L</text:p>
      <text:p text:style-name="P10">2 <text:s text:c="9"/># <text:s text:c="5"/>Wheat</text:p>
      <text:p text:style-name="P10">1 <text:s text:c="8"/># <text:s text:c="6"/>Brown</text:p>
      <text:p text:style-name="P10">2 <text:s text:c="8"/>c <text:s text:c="7"/>Toasted walnuts <text:s text:c="3"/></text:p>
      <text:p text:style-name="P7"><text:s/>1 <text:s text:c="15"/>Tsp NaCl (mash)</text:p>
      <text:p text:style-name="P7">1 <text:s text:c="16"/>tsp <text:s/>NaCl(sparge)<text:tab/><text:tab/><text:tab/></text:p>
      <text:p text:style-name="P7">5 <text:s text:c="16"/>Tsp Sprchrg</text:p>
      <text:p text:style-name="P24"><draw:line text:anchor-type="paragraph" draw:z-index="4" draw:style-name="gr2" draw:text-style-name="P26" svg:x1="1.623cm" svg:y1="0.626cm" svg:x2="1.702cm" svg:y2="0.6cm"><text:p/></draw:line><text:span text:style-name="T29">2 tabs</text:span> <text:s text:c="4"/>Irish Moss</text:p>
      <text:p text:style-name="P21"><text:s text:c="13"/><text:span text:style-name="T10">Nottingham Yeast</text:span></text:p>
      <text:p text:style-name="P7"/>
      <text:p text:style-name="P7"/>
      <text:p text:style-name="P7"><draw:line text:anchor-type="paragraph" draw:z-index="7" draw:style-name="gr2" draw:text-style-name="P26" svg:x1="7.497cm" svg:y1="0.564cm" svg:x2="7.576cm" svg:y2="4.004cm"><text:p/></draw:line>Qt <text:s/>oz/g <text:s text:c="2"/>Hop/Seasoning <text:s text:c="5"/><text:span text:style-name="T10">Time</text:span></text:p>
      <text:p text:style-name="P8"><draw:line text:anchor-type="paragraph" draw:z-index="6" draw:style-name="gr2" draw:text-style-name="P26" svg:x1="2.549cm" svg:y1="0.012cm" svg:x2="2.628cm" svg:y2="3.452cm"><text:p/></draw:line><text:s text:c="3"/><text:span text:style-name="T10">56 <text:s text:c="2"/>g <text:s text:c="4"/>NB</text:span> <text:s text:c="22"/><text:span text:style-name="T17">60 min</text:span></text:p>
      <text:p text:style-name="P2"><text:s text:c="4"/><text:span text:style-name="T11">75 <text:s text:c="4"/>g <text:s text:c="5"/>NB</text:span><text:span text:style-name="T10"> <text:s text:c="37"/></text:span><text:span text:style-name="T11">15 min</text:span></text:p>
      <text:p text:style-name="P2"/>
      <text:p text:style-name="P2"/>
      <text:p text:style-name="P2"/>
      <text:p text:style-name="P2"><text:span text:style-name="T4"><text:s text:c="807"/></text:span><text:span text:style-name="T7">Stage <text:s text:c="13"/>Date <text:s text:c="17"/></text:span></text:p>
      <text:p text:style-name="P12">Primary: <text:s text:c="5"/><text:span text:style-name="T30">Nov4</text:span></text:p>
      <text:p text:style-name="P12">Racked: <text:s text:c="6"/><text:tab/><text:tab/><text:tab/><text:tab/><text:tab/><text:tab/></text:p>
      <text:p text:style-name="P12">Racked: <text:s text:c="3"/></text:p>
      <text:p text:style-name="P12">Bottled: <text:tab/> <text:span text:style-name="T16"><text:s text:c="15"/></text:span><text:tab/><text:tab/><text:tab/><text:tab/></text:p>
      <text:p text:style-name="P14">Kegged: <text:s text:c="2"/><text:span text:style-name="T16"><text:s text:c="17"/></text:span></text:p>
      <text:p text:style-name="P12">Re-Kegged:</text:p>
      <text:p text:style-name="P1"><text:span text:style-name="T7">Purged:</text:span><text:span text:style-name="T3"><text:tab/><text:tab/><text:tab/><text:tab/><text:tab/><text:tab/>Charged:</text:span></text:p>
      <text:p text:style-name="P12"/>
      <text:p text:style-name="P12"/>
      <text:p text:style-name="P12"><text:soft-page-break/></text:p>
      <text:p text:style-name="P12"/>
      <text:p text:style-name="P12"><draw:frame draw:style-name="fr2" draw:name="Object2" text:anchor-type="paragraph" svg:x="8.948cm" svg:y="0.194cm" svg:width="12.003cm" svg:height="8.999cm" draw:z-index="8"><draw:object xlink:href="./Object 3" xlink:type="simple" xlink:show="embed" xlink:actuate="onLoad"/><draw:image xlink:href="./ObjectReplacements/Object 3" xlink:type="simple" xlink:show="embed" xlink:actuate="onLoad"/></draw:frame></text:p>
      <text:p text:style-name="P12">Start Time:<text:span text:style-name="T23">7:15am </text:span></text:p>
      <text:p text:style-name="P12">Fill mash tun: <text:s/></text:p>
      <text:p text:style-name="P12">Fill sparge kettle: <text:s/><text:tab/><text:tab/></text:p>
      <text:p text:style-name="P15">Fire burners: <text:span text:style-name="T23">7:15am</text:span></text:p>
      <text:p text:style-name="P15">Heat Mash Tun : Target Temp: <text:span text:style-name="T14">68</text:span> <text:s text:c="3"/></text:p>
      <text:p text:style-name="P12">Heat Sparge Kettle: Target Temp: <text:span text:style-name="T14">72</text:span></text:p>
      <text:p text:style-name="P12">Target Temp (Mash): <text:span text:style-name="T14">67</text:span></text:p>
      <text:p text:style-name="P12">Grind grain: <text:s text:c="2"/><text:span text:style-name="T23">7:40am</text:span></text:p>
      <text:p text:style-name="P12">sparge temp: <text:span text:style-name="T15">72</text:span></text:p>
      <text:p text:style-name="P12">Strike Temp: <text:span text:style-name="T24">68</text:span></text:p>
      <text:p text:style-name="P12">pump temp: <text:s/></text:p>
      <text:p text:style-name="P12">Mash in: <text:span text:style-name="T24">66.6</text:span></text:p>
      <text:p text:style-name="P12">Mash: Duration: <text:s text:c="2"/><text:span text:style-name="T12">90</text:span> <text:s text:c="4"/>minutes <text:s text:c="7"/></text:p>
      <text:p text:style-name="P12">Start:<text:span text:style-name="T24">8:15</text:span> <text:s text:c="7"/>Finish:<text:span text:style-name="T24">9:45am</text:span></text:p>
      <text:p text:style-name="P12">Heat (to deactivate enzymes)<text:tab/><text:tab/></text:p>
      <text:p text:style-name="P18">Target Temp: <text:span text:style-name="T15">75.5</text:span> <text:s text:c="2"/></text:p>
      <text:p text:style-name="P18">Start: <text:span text:style-name="T24">9:45am</text:span> <text:s text:c="2"/></text:p>
      <text:p text:style-name="P12">Finish:<text:span text:style-name="T24">10</text:span> <text:s text:c="2"/></text:p>
      <text:p text:style-name="P12">Heat Sparge H20 (Target<text:span text:style-name="T18">81</text:span>◦) <text:s text:c="7"/></text:p>
      <text:p text:style-name="P12">Sparge: Start: <text:s/><text:span text:style-name="T25">10:10</text:span></text:p>
      <text:p text:style-name="P12">Finish:<text:span text:style-name="T26">10:36</text:span></text:p>
      <text:p text:style-name="P12">Wort collected: <text:s text:c="2"/><text:span text:style-name="T13">full kettle </text:span></text:p>
      <text:p text:style-name="P12">Boil : Burner On: <text:s/><text:span text:style-name="T25">10:23</text:span></text:p>
      <text:p text:style-name="P12">Rolling Boil: <text:s/><text:span text:style-name="T27">11</text:span> <text:span text:style-name="T19">am</text:span></text:p>
      <text:p text:style-name="P17">Hops In: <text:span text:style-name="T27">11:30am</text:span> <text:s text:c="2"/></text:p>
      <text:p text:style-name="P19">Whirlflock in: <text:span text:style-name="T27">12:15</text:span>pm Hops in: <text:span text:style-name="T27">12:15</text:span>pm</text:p>
      <text:p text:style-name="P12">Duration: 90 min <text:s/>Start: <text:span text:style-name="T27">11</text:span> <text:span text:style-name="T19">am</text:span></text:p>
      <text:p text:style-name="P12">Finish: <text:span text:style-name="T27">12:30pm</text:span> <text:s/></text:p>
      <text:p text:style-name="P16">Burner Off: <text:span text:style-name="T27">12:30</text:span></text:p>
      <text:p text:style-name="P16">Rest 15 min <text:s text:c="7"/></text:p>
      <text:p text:style-name="P12">Pump and chill: <text:s text:c="3"/></text:p>
      <text:p text:style-name="P12">Start: <text:span text:style-name="T27">12:45</text:span> <text:s text:c="2"/>Finish: <text:span text:style-name="T28">1:05pm</text:span></text:p>
      <text:p text:style-name="P12">OG : <text:s text:c="2"/><text:span text:style-name="T20">1.063</text:span></text:p>
      <text:p text:style-name="P13">Yeast: <text:span text:style-name="T20">Nottingham (2 pcks)</text:span></text:p>
      <text:p text:style-name="P12">Irish Moss <text:span text:style-name="T28">forgot it</text:span></text:p>
      <text:p text:style-name="P5"/>
      <text:p text:style-name="P5"/>
      <text:p text:style-name="P5"/>
      <text:p text:style-name="P5">Notes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GraphicFrame_5f_0" style:display-name="GraphicFrame_0" style:family="graphic">
      <style:graphic-properties svg:width="6.108cm" svg:height="3.357cm" text:anchor-type="paragraph" svg:x="6.35cm" svg:y="0.953cm" style:vertical-pos="from-top" style:vertical-rel="paragraph-content" style:horizontal-pos="from-left" style:horizontal-rel="paragraph-content"/>
    </style:style>
    <style:style style:name="GraphicFrame_5f_1" style:display-name="GraphicFrame_1" style:family="graphic">
      <style:graphic-properties svg:width="6.279cm" svg:height="11.294cm" text:anchor-type="paragraph" svg:x="-7.696cm" svg:y="6.454cm" style:vertical-pos="from-top" style:vertical-rel="paragraph-content" style:horizontal-pos="from-left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318cm" fo:margin-bottom="0.635cm" fo:margin-left="0.639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11-04T13:46:09.837178272</dc:date>
    <meta:editing-duration>PT21H54M41S</meta:editing-duration>
    <meta:editing-cycles>47</meta:editing-cycles>
    <meta:document-statistic meta:table-count="0" meta:image-count="0" meta:object-count="3" meta:page-count="2" meta:paragraph-count="64" meta:word-count="202" meta:character-count="2516" meta:non-whitespace-character-count="96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15.317cm" svg:height="7.658cm" svg:x="0cm" svg:y="0cm">
          <draw:image xlink:href="Pictures/10000000000004B0000002585BC49250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317cm" fo:page-height="7.6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8.035cm" svg:height="11.392cm" svg:x="0cm" svg:y="0.002cm">
          <draw:image xlink:href="Pictures/10000000000001230000019E07C377E9.png" xlink:type="simple" xlink:show="embed" xlink:actuate="onLoad">
            <text:p/>
          </draw:image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035cm" fo:page-height="11.3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55" chart:maximum="85" chart:interval-major="5" chart:interval-minor-divisor="2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003cm" svg:height="8.999cm" xlink:href="." xlink:type="simple" chart:class="chart:line" chart:style-name="ch1">
        <chart:title svg:x="3.113cm" svg:y="0.315cm" chart:style-name="ch2">
          <text:p>Walnut Brown Ale Nov 4'20</text:p>
        </chart:title>
        <chart:legend chart:legend-position="end" svg:x="9.304cm" svg:y="3.441cm" style:legend-expansion="high" chart:style-name="ch3"/>
        <chart:plot-area chart:style-name="ch4" chart:data-source-has-labels="both" svg:x="0.783cm" svg:y="1.297cm" svg:width="8.809cm" svg:height="6.773cm">
          <chartooo:coordinate-region svg:x="1.645cm" svg:y="1.5cm" svg:width="7.947cm" svg:height="5.318cm"/>
          <chart:axis chart:dimension="x" chart:name="primary-x" chart:style-name="ch5" chartooo:axis-type="auto">
            <chartooo:date-scale/>
            <chart:title svg:x="4.844cm" svg:y="8.249cm" chart:style-name="ch6">
              <text:p>time</text:p>
            </chart:title>
            <chart:categories table:cell-range-address="local-table.$A$2:.$A$19"/>
          </chart:axis>
          <chart:axis chart:dimension="y" chart:name="primary-y" chart:style-name="ch7">
            <chart:title svg:x="0cm" svg:y="5.566cm" chart:style-name="ch8">
              <text:p>temperature</text:p>
            </chart:title>
            <chart:grid chart:style-name="ch9" chart:class="major"/>
          </chart:axis>
          <chart:series chart:style-name="ch10" chart:values-cell-range-address="local-table.$B$2:.$B$19" chart:label-cell-address="local-table.$B$1" chart:class="chart:line">
            <chart:data-point chart:repeated="18"/>
          </chart:series>
          <chart:series chart:style-name="ch11" chart:values-cell-range-address="local-table.$C$2:.$C$19" chart:label-cell-address="local-table.$C$1" chart:class="chart:line">
            <chart:data-point chart:repeated="18"/>
          </chart:series>
          <chart:series chart:style-name="ch12" chart:values-cell-range-address="local-table.$D$2:.$D$19" chart:label-cell-address="local-table.$D$1" chart:class="chart:line">
            <chart:data-point chart:repeated="18"/>
          </chart:series>
          <chart:series chart:style-name="ch13" chart:values-cell-range-address="local-table.$E$2:.$E$19" chart:label-cell-address="local-table.$E$1" chart:class="chart:line"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rge</text:p>
              </table:table-cell>
              <table:table-cell office:value-type="string">
                <text:p>mashton</text:p>
              </table:table-cell>
              <table:table-cell office:value-type="string">
                <text:p>pump</text:p>
              </table:table-cell>
              <table:table-cell office:value-type="string">
                <text:p>herms</text:p>
              </table:table-cell>
            </table:table-row>
          </table:table-header-rows>
          <table:table-rows>
            <table:table-row>
              <table:table-cell office:value-type="string">
                <text:p> target</text:p>
              </table:table-cell>
              <table:table-cell office:value-type="float" office:value="71">
                <text:p>71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0 (mash in)</text:p>
              </table:table-cell>
              <table:table-cell office:value-type="float" office:value="72">
                <text:p>72</text:p>
              </table:table-cell>
              <table:table-cell office:value-type="float" office:value="66.6">
                <text:p>66.6</text:p>
              </table:table-cell>
              <table:table-cell office:value-type="float" office:value="65.1">
                <text:p>65.1</text:p>
              </table:table-cell>
              <table:table-cell office:value-type="float" office:value="66.2">
                <text:p>66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">
                <text:p>71</text:p>
              </table:table-cell>
              <table:table-cell office:value-type="float" office:value="66.6">
                <text:p>66.6</text:p>
              </table:table-cell>
              <table:table-cell office:value-type="float" office:value="65.4">
                <text:p>65.4</text:p>
              </table:table-cell>
              <table:table-cell office:value-type="float" office:value="65.9">
                <text:p>65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0">
                <text:p>70</text:p>
              </table:table-cell>
              <table:table-cell office:value-type="float" office:value="67.6">
                <text:p>67.6</text:p>
              </table:table-cell>
              <table:table-cell office:value-type="float" office:value="67.1">
                <text:p>67.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2">
                <text:p>72</text:p>
              </table:table-cell>
              <table:table-cell office:value-type="float" office:value="68.3">
                <text:p>68.3</text:p>
              </table:table-cell>
              <table:table-cell office:value-type="float" office:value="67.7">
                <text:p>67.7</text:p>
              </table:table-cell>
              <table:table-cell office:value-type="float" office:value="67.8">
                <text:p>67.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1">
                <text:p>71</text:p>
              </table:table-cell>
              <table:table-cell office:value-type="float" office:value="68">
                <text:p>68</text:p>
              </table:table-cell>
              <table:table-cell office:value-type="float" office:value="67.5">
                <text:p>67.5</text:p>
              </table:table-cell>
              <table:table-cell office:value-type="float" office:value="67.6">
                <text:p>67.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0">
                <text:p>70</text:p>
              </table:table-cell>
              <table:table-cell office:value-type="float" office:value="67.9">
                <text:p>67.9</text:p>
              </table:table-cell>
              <table:table-cell office:value-type="float" office:value="67.6">
                <text:p>67.6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68.1">
                <text:p>68.1</text:p>
              </table:table-cell>
              <table:table-cell office:value-type="float" office:value="67.7">
                <text:p>67.7</text:p>
              </table:table-cell>
              <table:table-cell office:value-type="float" office:value="67.6">
                <text:p>67.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68.1">
                <text:p>68.1</text:p>
              </table:table-cell>
              <table:table-cell office:value-type="float" office:value="67.7">
                <text:p>67.7</text:p>
              </table:table-cell>
              <table:table-cell office:value-type="float" office:value="67.7">
                <text:p>67.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0">
                <text:p>70</text:p>
              </table:table-cell>
              <table:table-cell office:value-type="float" office:value="67.9">
                <text:p>67.9</text:p>
              </table:table-cell>
              <table:table-cell office:value-type="float" office:value="67.7">
                <text:p>67.7</text:p>
              </table:table-cell>
              <table:table-cell office:value-type="float" office:value="67.6">
                <text:p>67.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1">
                <text:p>71</text:p>
              </table:table-cell>
              <table:table-cell office:value-type="float" office:value="68">
                <text:p>68</text:p>
              </table:table-cell>
              <table:table-cell office:value-type="float" office:value="67.7">
                <text:p>67.7</text:p>
              </table:table-cell>
              <table:table-cell office:value-type="float" office:value="67.6">
                <text:p>67.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7">
                <text:p>77</text:p>
              </table:table-cell>
              <table:table-cell office:value-type="float" office:value="73.3">
                <text:p>73.3</text:p>
              </table:table-cell>
              <table:table-cell office:value-type="float" office:value="75.1">
                <text:p>75.1</text:p>
              </table:table-cell>
              <table:table-cell office:value-type="float" office:value="74.3">
                <text:p>74.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0">
                <text:p>80</text:p>
              </table:table-cell>
              <table:table-cell office:value-type="float" office:value="75.6">
                <text:p>7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